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">
      <style:paragraph-properties fo:line-height="150%"/>
      <style:text-properties style:font-name="Times New Roman"/>
    </style:style>
    <style:style style:name="P2" style:family="paragraph" style:parent-style-name="SBC_3a_paragraph">
      <style:paragraph-properties fo:margin-left="0cm" fo:margin-right="0cm" fo:line-height="150%" fo:text-indent="0cm" style:auto-text-indent="false"/>
      <style:text-properties style:font-name="Times New Roman"/>
    </style:style>
    <style:style style:name="P3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4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tyle="normal" fo:font-weight="normal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" style:family="paragraph" style:parent-style-name="SBC_3a_paragraph" style:master-page-name="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6" style:family="paragraph" style:parent-style-name="SBC_3a_email">
      <style:paragraph-properties fo:line-height="150%"/>
      <style:text-properties style:font-name="Times New Roman"/>
    </style:style>
    <style:style style:name="P7" style:family="paragraph" style:parent-style-name="SBC_3a_author_28_s_29_">
      <style:paragraph-properties fo:line-height="150%"/>
      <style:text-properties style:font-name="Times New Roman"/>
    </style:style>
    <style:style style:name="P8" style:family="paragraph" style:parent-style-name="SBC_3a_paragraph_3a_first">
      <style:paragraph-properties fo:line-height="150%"/>
      <style:text-properties style:font-name="Times New Roman"/>
    </style:style>
    <style:style style:name="P9" style:family="paragraph" style:parent-style-name="SBC_3a_institution">
      <style:paragraph-properties fo:line-height="150%"/>
      <style:text-properties style:font-name="Times New Roman"/>
    </style:style>
    <style:style style:name="P10" style:family="paragraph" style:parent-style-name="SBC_3a_address">
      <style:paragraph-properties fo:line-height="150%"/>
      <style:text-properties style:font-name="Times New Roman"/>
    </style:style>
    <style:style style:name="P11" style:family="paragraph" style:parent-style-name="SBC_3a_paragraph" style:list-style-name="L4">
      <style:paragraph-properties fo:line-height="150%"/>
      <style:text-properties style:font-name="Times New Roman"/>
    </style:style>
    <style:style style:name="P12" style:family="paragraph" style:parent-style-name="SBC_3a_paragraph" style:list-style-name="L4">
      <style:paragraph-properties fo:line-height="150%"/>
      <style:text-properties style:font-name="Times New Roman" fo:font-weight="normal" style:font-weight-asian="normal" style:font-weight-complex="normal"/>
    </style:style>
    <style:style style:name="P13" style:family="paragraph" style:parent-style-name="SBC_3a_paragraph" style:list-style-name="L1" style:master-page-name="">
      <style:paragraph-properties fo:margin-top="0.21cm" fo:margin-bottom="0cm" fo:line-height="150%" fo:text-align="justify" style:justify-single-word="false" fo:orphans="0" fo:widows="0" fo:hyphenation-ladder-count="no-limit" style:page-number="auto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4" style:family="paragraph" style:parent-style-name="SBC_3a_paragraph" style:list-style-name="L2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5" style:family="paragraph" style:parent-style-name="SBC_3a_paragraph" style:list-style-name="L1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6" style:family="paragraph" style:parent-style-name="SBC_3a_paragraph" style:list-style-name="L5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7" style:family="paragraph" style:parent-style-name="SBC_3a_paragraph" style:list-style-name="L3">
      <style:paragraph-properties fo:margin-left="0cm" fo:margin-right="0cm" fo:line-height="150%" fo:text-indent="0cm" style:auto-text-indent="false"/>
      <style:text-properties style:font-name="Times New Roman" fo:font-weight="bold" style:font-weight-asian="bold" style:font-weight-complex="bold"/>
    </style:style>
    <style:style style:name="P18" style:family="paragraph" style:parent-style-name="SBC_3a_title_3a_1">
      <style:paragraph-properties fo:line-height="150%"/>
      <style:text-properties style:font-name="Times New Roman"/>
    </style:style>
    <style:style style:name="P19" style:family="paragraph" style:parent-style-name="SBC_3a_title" style:master-page-name="Standard">
      <style:paragraph-properties fo:line-height="150%" style:page-number="auto"/>
      <style:text-properties style:font-name="Times New Roman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O problema da medição de Rick Sanchez</text:p>
      <text:p text:style-name="P7">Felipe Matheus Guimarães dos Santos<text:span text:style-name="T1">1</text:span></text:p>
      <text:p text:style-name="P9"><text:span text:style-name="T1">1</text:span>Departamento de Ciência da Computação – Universidade Federal de Minas Gerais (UFMG)</text:p>
      <text:p text:style-name="P10">2018098688</text:p>
      <text:p text:style-name="P6"><text:a xlink:type="simple" xlink:href="mailto:felipe.guimaraes@dcc.ufmg.br" text:style-name="Internet_20_link" text:visited-style-name="Visited_20_Internet_20_Link">felipe.guimaraes@dcc.ufmg.br</text:a> </text:p>
      <text:h text:style-name="P18" text:outline-level="1">Introdução</text:h>
      <text:p text:style-name="P8"><text:tab/>A situação problema do presente trabalho é a medição de substâncias de Rick Sanchez. Este precisa fazer medições com o menor número de operações - apenas soma e subtração - usando os frascos que seu neto Morty encontra pelo laboratório. Além dos frascos encontrados, Rick pode se atrapalhar e quebrar frascos.</text:p>
      <text:p text:style-name="P8"><text:tab/>Para resolver esse problema, serão usadas as estruturas de dados vistas em aula: fila e lista encadeada. A lista será usada para armazenar os frascos encontrados por Morty e remover os frascos quebrados por Rick. Por outro lado, a fila será utilizada para fazer a contagem de frascos para a medição, armazenando a quantidade de operações e a quantidade de ml.</text:p>
      <text:h text:style-name="P18" text:outline-level="1">Implementação</text:h>
      <text:p text:style-name="P8"><text:tab/>Para resolver o problema foram usadas duas estruturas de dados: fila, pois a inserção é feita no final e a remoção no início; e lista encadeada, pois precisa-se remover elementos em quaisquer posições. </text:p>
      <text:p text:style-name="P1">O compilador utilizado foi o MinGW (versão 8.2.0), utilizando a versão 17 do c++: <text:span text:style-name="T2">g++ -std=c++17 [arquivos] -o [executável]</text:span>.</text:p>
      <text:p text:style-name="P1">O programa principal roda em loop infinito, recebendo um inteiro e um caractere de entrada, separados por enter ou espaço. O único retorno do programa é o número mínimo de operações para fazer uma medição, o qual é impresso na saída padrão. O loop do programa principal é interrompido por EOF ou manualmente: inserindo um frasco de tamanho 0 (zero) e/ou a letra 'e', separados por espaço, ex: 0 e, 0 i, 12 e.</text:p>
      <text:p text:style-name="P1"><text:soft-page-break/>O nome da variável <text:span text:style-name="T2">int</text:span> foi trocado para '<text:span text:style-name="T2">TipoItem</text:span>' quando se tratava de atributos da lista, apenas para o código ficar mais geral, porém, não há necessidade de tê-lo feito, pois os dados de entrada sempre serão inteiros.</text:p>
      <text:list xml:id="list2494078132102211732" text:style-name="L1">
        <text:list-header>
          <text:p text:style-name="P13">2.1. <text:s/>Fila</text:p>
        </text:list-header>
      </text:list>
      <text:p text:style-name="P5"><text:tab/>A implementação da fila foi baseada nos slides disponibilizados pelo professor da disciplina Estrutura de Dados (EDs) Luiz Chaimowicz e modificados com a orientação a objetos aprendida na disciplina Programação e Desenvolvimento de Software 2 (PDS2) com o professor Flávio Figueiredo.</text:p>
      <text:list xml:id="list42497991" text:continue-numbering="true" text:style-name="L1">
        <text:list-header>
          <text:p text:style-name="P15"><text:tab/>Foram usadas duas estruturas para a criação da fila: o struct <text:span text:style-name="T2">Medida</text:span>, o qual armazena um inteiro para a quantidade de medições e outro inteiro para a quantidade de mls; e o struct <text:span text:style-name="T2">Node_f</text:span>, o qual armazena um struct <text:span text:style-name="T2">Medida</text:span> como um atributo e um ponteiro <text:span text:style-name="T2">Node_f*</text:span> para o próximo nó da lista. Os métodos do TAD Fila são:</text:p>
        </text:list-header>
      </text:list>
      <text:list xml:id="list2899901419391332781" text:style-name="L2">
        <text:list-item>
          <text:p text:style-name="P14"><text:span text:style-name="T10">Construtor</text:span>: A fila foi implementada com a célula cabeça, i.e., a primeira célula nunca será removida, tampouco terá valor armazenado. Além disso, também é armazenada a quantidade de números inseridos, para facilitar alguns métodos. O construtor da fila é igual ao da lista encadeada, mudando apenas o tipo de ponteiro – de <text:span text:style-name="T2">Node_t</text:span> para <text:span text:style-name="T2">Node_f</text:span>.</text:p>
        </text:list-item>
        <text:list-item>
          <text:p text:style-name="P14"><text:span text:style-name="T10">Destrutor</text:span>: Padrão.</text:p>
        </text:list-item>
        <text:list-item>
          <text:p text:style-name="P14"><text:span text:style-name="T10">Incluir elemento</text:span>: Os elementos na fila são sempre incluídos no fim da estrutura. A única diferença para o método homônimo da lista é o tipo de atributo.</text:p>
        </text:list-item>
        <text:list-item>
          <text:p text:style-name="P14"><text:span text:style-name="T10">Remover elemento</text:span>: A remoção de elementos da fila é diferente da lista, o primeiro elemento após a célula cabeça é removido por padrão.</text:p>
        </text:list-item>
        <text:list-item>
          <text:p text:style-name="P14"><text:span text:style-name="T10">Limpar</text:span>: Este método é necessário após realizar a medição, pois não se pode, em todos os casos, aproveitar o que foi feito antes. Logo, para evitar problemas, é necessário apagar toda a fila criada a cada medição.</text:p>
        </text:list-item>
        <text:list-item>
          <text:p text:style-name="P14"><text:span text:style-name="T10">Imprime</text:span>: Método criado para teste de inserção e remoção. Não necessário para o TP.</text:p>
        </text:list-item>
      </text:list>
      <text:list xml:id="list2679780001315396548" text:style-name="L3">
        <text:list-header>
          <text:p text:style-name="P17">2.2. <text:s/>Lista Encadeada</text:p>
        </text:list-header>
      </text:list>
      <text:p text:style-name="P1">A<text:span text:style-name="T4"> lista, assim como a fila, também foi baseada nos slides e modificada com </text:span><text:soft-page-break/><text:span text:style-name="T4">orientação a objetos aprendida na displina PDS2.</text:span></text:p>
      <text:p text:style-name="P1">A estrutura criada para a implementação da lista é um struct chamado <text:span text:style-name="T2">Node_t</text:span>, o qual armazena um valor inteiro (<text:span text:style-name="T2">TipoItem</text:span>) de ml e um ponteiro <text:span text:style-name="T2">Node_t*</text:span> para o próximo nó da lista. Os métodos do TAD ListaSimples são:</text:p>
      <text:list xml:id="list1304497312216636677" text:style-name="L4">
        <text:list-item>
          <text:p text:style-name="P11"><text:span text:style-name="T10">Construtor</text:span>: A lista também foi implementada com a célula cabeça. Além disso, também é armazenada a quantidade de números inseridos, para facilitar alguns métodos.</text:p>
        </text:list-item>
        <text:list-item>
          <text:p text:style-name="P11"><text:span text:style-name="T10">Destrutor</text:span>: Padrão.</text:p>
        </text:list-item>
        <text:list-item>
          <text:p text:style-name="P11"><text:span text:style-name="T10">Incluir elemento</text:span>: A inserção de elementos na lista ocorre apenas no fim, pois a ordem dos elementos inseridos não é relevante para o problema.</text:p>
        </text:list-item>
        <text:list-item>
          <text:p text:style-name="P11"><text:span text:style-name="T10">Remover elemento</text:span>: A remoção de elementos é mais complexa que a inserção, pois, precisa-se saber a posição do elemento escolhido pelo usuário, o qual é passado por parâmetro para o método. Para tal, a lista é iterada usando dois ponteiros <text:span text:style-name="T2">Node_t *</text:span>, um para a posição <text:span text:style-name="T2">anterior</text:span> e outro para a posição <text:span text:style-name="T2">seguinte</text:span>. O ponteiro '<text:span text:style-name="T2">seguinte</text:span>' compara o valor passado para o método com o atributo do struct. Se o valor não for igual, passa-se para o próximo nó da lista, indo até o fim da lista. Porém, se o valor passado para o método for igual ao atributo do struct, o ponteiro para o próximo nó de '<text:span text:style-name="T2">anterior</text:span>' aponta para o próximo de '<text:span text:style-name="T2">seguinte</text:span>' e deleta o ponteiro '<text:span text:style-name="T2">seguinte</text:span>' da lista.</text:p>
        </text:list-item>
        <text:list-item>
          <text:p text:style-name="P11"><text:span text:style-name="T10">Medição</text:span>: <text:span text:style-name="T4">Para fazer a medição, primeiro compara-se o valor passado por parâmetro com a lista de frascos. Caso algum dos frascos for igual à medição, retorna o número de operações. Senão, os valores dos frascos são adicionados numa fila para que sejam feitas as operações. O número de operações começa com 1.</text:span></text:p>
          <text:p text:style-name="P12">O primeiro elemento da fila é escolhido para as operações e é instantaneamente removido da fila. Esse valor é utilizado como índice e as operações são feitas dele para a lista de frascos. A cada operação - soma ou subtração - é somado um no atributo '<text:span text:style-name="T2">_item.qtde</text:span>', i.e., o número de operações aumenta. Se o valor for igual ao valor requisitado, retorna essa quantidade de operações. Senão, o valor do índice somado e subtraído dos frascos da lista, com suas respectivas quantidades <text:soft-page-break/>de operações, é adicionado na fila para uma próxima iteração.</text:p>
          <text:p text:style-name="P12">Esse loop é repetido até que se encontre o valor das operações com os frascos disponíveis.</text:p>
          <text:p text:style-name="P12">Não foi criado um validador, pois todas as entradas de teste serão válidas.</text:p>
        </text:list-item>
        <text:list-item>
          <text:p text:style-name="P11"><text:span text:style-name="T10">Imprime</text:span>: Método criado apenas para testar a implementação da lista. Imprime todos os elementos da lista separados por um tab (\t) pulando de nó em nó até encontrar o fim da lista, ou seja, um ponteiro que aponta para nulo (<text:span text:style-name="T2">nullptr</text:span>). Não necessário para o TP.</text:p>
        </text:list-item>
      </text:list>
      <text:list xml:id="list3896115460478011260" text:style-name="L5">
        <text:list-header>
          <text:p text:style-name="P16"><text:span text:style-name="T5">2.3.</text:span><text:span text:style-name="T6"> </text:span><text:span text:style-name="T5">Makefile</text:span></text:p>
        </text:list-header>
      </text:list>
      <text:p text:style-name="P3"><text:tab/><text:span text:style-name="T4">Para compilar e rodar o programa foi gerado um Makefile. Este arquivo facilita a compilação, pois elimina a necessidade de dar os comandos do g++ no terminal, apenas digitamos </text:span><text:span text:style-name="T3">make test </text:span><text:span text:style-name="T8">para rodar os testes ou </text:span><text:span text:style-name="T3">make run</text:span><text:span text:style-name="T8"> para rodar o programa.</text:span></text:p>
      <text:p text:style-name="P4"><text:tab/>O Makefile já havia sido disponibilizado pelo monitor, portanto, apenas foram alterados os nomes dos arquivos <text:span text:style-name="T2">.cpp</text:span> e <text:span text:style-name="T2">.o</text:span>.</text:p>
      <text:h text:style-name="P18" text:outline-level="1">Instruções de compilação e execução</text:h>
      <text:p text:style-name="P8"><text:tab/>Para compilar e executar o programa usa-se o Makefile. Para tal, abra o Terminal e entre no diretório onde se encontra o programa, i.e., ...<text:span text:style-name="T2">/felipe_guimaraes/src</text:span>. Dentro do diretório, dê o comando <text:span text:style-name="T2">make test </text:span><text:span text:style-name="T7">para rodar os testes ou make run para rodar o programa. Há um arquivo </text:span><text:span text:style-name="T2">README.txt </text:span><text:span text:style-name="T7">com as especificações.</text:span></text:p>
      <text:h text:style-name="P18" text:outline-level="1">Análise de complexidade</text:h>
      <text:p text:style-name="P8"><text:tab/>Os métodos do TAD <text:span text:style-name="T10">Fila</text:span> <text:span text:style-name="T2">incluir_elemento, remover_elemento </text:span><text:span text:style-name="T7">têm custo <text:s/>constante. Os métodos </text:span><text:span text:style-name="T2">imprime </text:span><text:span text:style-name="T7">e </text:span><text:span text:style-name="T2">limpar</text:span><text:span text:style-name="T7"> têm custo linear.</text:span></text:p>
      <text:p text:style-name="P8"><text:span text:style-name="T7"><text:tab/>O método do TAD </text:span><text:span text:style-name="T9">Lista</text:span><text:span text:style-name="T7"> </text:span><text:span text:style-name="T2">incluir_elemento </text:span><text:span text:style-name="T7">tem custo constante. Os métodos </text:span><text:span text:style-name="T2">imprime, remover_elemento </text:span><text:span text:style-name="T7">e </text:span><text:span text:style-name="T2">limpar</text:span><text:span text:style-name="T7"> têm custo linear. E o método </text:span><text:span text:style-name="T2">medicao</text:span><text:span text:style-name="T7"> é de ordem quadrática.</text:span></text:p>
      <text:h text:style-name="P18" text:outline-level="1">Conclusão</text:h>
      <text:p text:style-name="P8"><text:tab/>Portanto, para concluir o presente trabalho foram usadas duas estruturas de dados: lista encadeada e fila. A utilização de cada uma dessas EDs foi pensada de <text:soft-page-break/>acordo com as especificações do professor e o auxílio do monitor.</text:p>
      <text:p text:style-name="P1">A maior dificuldade do trabalho estava na iteração da fila para fazer as medições, porém, com as explicações alto-nível do monitor, ficou mais simples de ser implementada.</text:p>
      <text:p text:style-name="P1">A lógica por trás da medição é testar todas as possíveis combinações de frascos: somar e subtrair os valores dos frascos até chegar na quantidade requisitada. Para isso, cada medição inconclusiva é adicionada na fila, com sua respectiva quantidade de operações, para ser reutilizada em outra operação posteriormente.</text:p>
      <text:p text:style-name="P1">Logo, o trabalho cumpre o que era esperado: utilizar todo o conhecimento que foi acumulado desde o ingresso na Universidade e o conhecimento de EDs.</text:p>
      <text:p text:style-name="P1">O código e a documentação deste trabalho estão disponíveis no GitHub: <text:a xlink:type="simple" xlink:href="https://github.com/FelipeGuimaraes42/ListaFrascosRick" text:style-name="Internet_20_link" text:visited-style-name="Visited_20_Internet_20_Link">https://github.com/FelipeGuimaraes42/ListaFrascosRick</text:a></text:p>
      <text:h text:style-name="P18" text:outline-level="1">Bibliografia</text:h>
      <text:p text:style-name="P2">FIGUEIREDO, Flavio. Lista Simplesmente Encadeada. Disponível em: <text:a xlink:type="simple" xlink:href="https://github.com/flaviovdf/programacao-2/tree/master/exemplos/aula05-listas/listaponteiros" text:style-name="Internet_20_link" text:visited-style-name="Visited_20_Internet_20_Link">https://github.com/flaviovdf/programacao-2/tree/master/exemplos/aula05-listas/listaponteiros</text:a>. Acesso em 20 set. 2019.</text:p>
      <text:p text:style-name="P8">TEODOROWITSCH, Roland. Adaptação para OpenOffice.org 1.1 feita em 29 mar. 2005. Disponível em: <text:a xlink:type="simple" xlink:href="http://www.sbc.org.br/documentos-da-sbc/summary/169-templates-para-artigos-e-capitulos-de-livros/878-modelosparapublicaodeartigos" text:style-name="Internet_20_link" text:visited-style-name="Visited_20_Internet_20_Link">http://www.sbc.org.br/documentos-da-sbc/summary/169-templates-para-artigos-e-capitulos-de-livros/878-modelosparapublicaodeartigos</text:a>. Acesso em 26 set.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Gothic" style:font-size-asian="18pt" style:font-weight-asian="bold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0-08-03T10:11:27.48</meta:creation-date>
    <dc:language>pt-BR</dc:language>
    <meta:editing-cycles>59</meta:editing-cycles>
    <meta:editing-duration>PT10H52M31S</meta:editing-duration>
    <dc:date>2019-10-02T22:28:51.40</dc:date>
    <dc:creator>Felipe Guimaraes</dc:creator>
    <meta:document-statistic meta:table-count="0" meta:image-count="0" meta:object-count="0" meta:page-count="5" meta:paragraph-count="51" meta:word-count="1388" meta:character-count="8518"/>
    <meta:user-defined meta:name="Info 1"/>
    <meta:user-defined meta:name="Info 2"/>
    <meta:user-defined meta:name="Info 3"/>
    <meta:user-defined meta:name="Info 4"/>
  </office:meta>
</office:document-meta>
</file>